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4841" officeooo:paragraph-rsid="00282d7b"/>
    </style:style>
    <style:style style:name="P2" style:family="paragraph" style:parent-style-name="Standard">
      <style:text-properties style:text-underline-style="none" officeooo:rsid="00282d7b" officeooo:paragraph-rsid="00282d7b"/>
    </style:style>
    <style:style style:name="P3" style:family="paragraph" style:parent-style-name="Standard">
      <style:text-properties fo:font-size="10pt" officeooo:rsid="001f4841" officeooo:paragraph-rsid="001f4841" style:font-size-asian="10pt" style:font-size-complex="10pt"/>
    </style:style>
    <style:style style:name="P4" style:family="paragraph" style:parent-style-name="Standard">
      <style:text-properties fo:font-size="10pt" officeooo:rsid="002214ee" officeooo:paragraph-rsid="002214ee" style:font-size-asian="10pt" style:font-size-complex="10pt"/>
    </style:style>
    <style:style style:name="P5" style:family="paragraph" style:parent-style-name="Standard">
      <style:text-properties fo:font-size="10pt" officeooo:rsid="002d8aaa" officeooo:paragraph-rsid="002d8aaa" style:font-size-asian="10pt" style:font-size-complex="10pt"/>
    </style:style>
    <style:style style:name="P6" style:family="paragraph" style:parent-style-name="Standard">
      <style:text-properties fo:font-size="10pt" officeooo:rsid="0023b82a" officeooo:paragraph-rsid="0023b82a" style:font-size-asian="10pt" style:font-size-complex="10pt"/>
    </style:style>
    <style:style style:name="P7" style:family="paragraph" style:parent-style-name="Standard">
      <style:text-properties fo:font-size="10pt" officeooo:rsid="00299aaf" officeooo:paragraph-rsid="00299aaf" style:font-size-asian="10pt" style:font-size-complex="10pt"/>
    </style:style>
    <style:style style:name="P8" style:family="paragraph" style:parent-style-name="Standard">
      <style:text-properties fo:font-size="10pt" officeooo:rsid="002f3883" officeooo:paragraph-rsid="002f3883" style:font-size-asian="10pt" style:font-size-complex="10pt"/>
    </style:style>
    <style:style style:name="P9" style:family="paragraph" style:parent-style-name="Standard">
      <style:text-properties fo:font-size="10pt" officeooo:rsid="002bab57" officeooo:paragraph-rsid="002bab57" style:font-size-asian="10pt" style:font-size-complex="10pt"/>
    </style:style>
    <style:style style:name="P10" style:family="paragraph" style:parent-style-name="Standard">
      <style:text-properties fo:font-size="10pt" officeooo:rsid="002443ef" officeooo:paragraph-rsid="002443ef" style:font-size-asian="10pt" style:font-size-complex="10pt"/>
    </style:style>
    <style:style style:name="P11" style:family="paragraph" style:parent-style-name="Standard">
      <style:text-properties fo:font-size="10pt" style:text-underline-style="solid" style:text-underline-width="auto" style:text-underline-color="font-color" officeooo:rsid="0023b82a" officeooo:paragraph-rsid="0023b82a" style:font-size-asian="10pt" style:font-size-complex="10pt"/>
    </style:style>
    <style:style style:name="P12" style:family="paragraph" style:parent-style-name="Standard">
      <style:text-properties fo:font-size="10pt" style:text-underline-style="solid" style:text-underline-width="auto" style:text-underline-color="font-color" officeooo:rsid="002443ef" officeooo:paragraph-rsid="002443ef" style:font-size-asian="10pt" style:font-size-complex="10pt"/>
    </style:style>
    <style:style style:name="P13" style:family="paragraph" style:parent-style-name="Standard">
      <style:text-properties fo:font-size="10pt" style:text-underline-style="solid" style:text-underline-width="auto" style:text-underline-color="font-color" officeooo:rsid="002443ef" officeooo:paragraph-rsid="002bab57" style:font-size-asian="10pt" style:font-size-complex="10pt"/>
    </style:style>
    <style:style style:name="P14" style:family="paragraph" style:parent-style-name="Standard">
      <style:text-properties fo:font-size="10pt" style:text-underline-style="solid" style:text-underline-width="auto" style:text-underline-color="font-color" officeooo:rsid="0025ce65" officeooo:paragraph-rsid="0025ce65" style:font-size-asian="10pt" style:font-size-complex="10pt"/>
    </style:style>
    <style:style style:name="P15" style:family="paragraph" style:parent-style-name="Standard">
      <style:text-properties fo:font-size="10pt" style:text-underline-style="solid" style:text-underline-width="auto" style:text-underline-color="font-color" officeooo:rsid="0026fbdc" officeooo:paragraph-rsid="0026fbdc" style:font-size-asian="10pt" style:font-size-complex="10pt"/>
    </style:style>
    <style:style style:name="P16" style:family="paragraph" style:parent-style-name="Standard">
      <style:text-properties fo:font-size="10pt" style:text-underline-style="solid" style:text-underline-width="auto" style:text-underline-color="font-color" officeooo:rsid="00288600" officeooo:paragraph-rsid="00288600" style:font-size-asian="10pt" style:font-size-complex="10pt"/>
    </style:style>
    <style:style style:name="P17" style:family="paragraph" style:parent-style-name="Standard">
      <style:text-properties fo:font-size="10pt" style:text-underline-style="solid" style:text-underline-width="auto" style:text-underline-color="font-color" officeooo:rsid="002f3883" officeooo:paragraph-rsid="002f3883" style:font-size-asian="10pt" style:font-size-complex="10pt"/>
    </style:style>
    <style:style style:name="P18" style:family="paragraph" style:parent-style-name="Standard">
      <style:text-properties fo:font-size="10pt" style:text-underline-style="none" officeooo:rsid="002443ef" officeooo:paragraph-rsid="002443ef" style:font-size-asian="10pt" style:font-size-complex="10pt"/>
    </style:style>
    <style:style style:name="P19" style:family="paragraph" style:parent-style-name="Standard">
      <style:text-properties fo:font-size="10pt" style:text-underline-style="none" officeooo:rsid="0025ce65" officeooo:paragraph-rsid="0025ce65" style:font-size-asian="10pt" style:font-size-complex="10pt"/>
    </style:style>
    <style:style style:name="P20" style:family="paragraph" style:parent-style-name="Standard">
      <style:text-properties fo:font-size="10pt" style:text-underline-style="none" officeooo:rsid="0026fbdc" officeooo:paragraph-rsid="0026fbdc" style:font-size-asian="10pt" style:font-size-complex="10pt"/>
    </style:style>
    <style:style style:name="P21" style:family="paragraph" style:parent-style-name="Standard">
      <style:text-properties fo:font-size="10pt" style:text-underline-style="none" officeooo:rsid="00288600" officeooo:paragraph-rsid="00288600" style:font-size-asian="10pt" style:font-size-complex="10pt"/>
    </style:style>
    <style:style style:name="P22" style:family="paragraph" style:parent-style-name="Standard">
      <style:text-properties fo:font-size="10pt" style:text-underline-style="none" officeooo:rsid="00288600" officeooo:paragraph-rsid="002f3883" style:font-size-asian="10pt" style:font-size-complex="10pt"/>
    </style:style>
    <style:style style:name="P23" style:family="paragraph" style:parent-style-name="Standard">
      <style:text-properties fo:font-size="10pt" style:text-underline-style="none" officeooo:rsid="00282d7b" officeooo:paragraph-rsid="00282d7b" style:font-size-asian="10pt" style:font-size-complex="10pt"/>
    </style:style>
    <style:style style:name="P24" style:family="paragraph" style:parent-style-name="Standard">
      <style:text-properties fo:font-size="10pt" fo:font-style="italic" style:text-underline-style="none" officeooo:rsid="002b63a2" officeooo:paragraph-rsid="002b63a2" style:font-size-asian="10pt" style:font-style-asian="italic" style:font-size-complex="10pt" style:font-style-complex="italic"/>
    </style:style>
    <style:style style:name="T1" style:family="text">
      <style:text-properties style:text-position="super 58%"/>
    </style:style>
    <style:style style:name="T2" style:family="text">
      <style:text-properties style:text-position="super 58%" officeooo:rsid="0023b82a"/>
    </style:style>
    <style:style style:name="T3" style:family="text">
      <style:text-properties style:text-position="super 58%" officeooo:rsid="002bab57"/>
    </style:style>
    <style:style style:name="T4" style:family="text">
      <style:text-properties officeooo:rsid="002214ee"/>
    </style:style>
    <style:style style:name="T5" style:family="text">
      <style:text-properties officeooo:rsid="0023b82a"/>
    </style:style>
    <style:style style:name="T6" style:family="text">
      <style:text-properties officeooo:rsid="002443ef"/>
    </style:style>
    <style:style style:name="T7" style:family="text">
      <style:text-properties officeooo:rsid="0026199c"/>
    </style:style>
    <style:style style:name="T8" style:family="text">
      <style:text-properties officeooo:rsid="0026fbdc"/>
    </style:style>
    <style:style style:name="T9" style:family="text">
      <style:text-properties officeooo:rsid="00282d7b"/>
    </style:style>
    <style:style style:name="T10" style:family="text">
      <style:text-properties officeooo:rsid="00299aaf"/>
    </style:style>
    <style:style style:name="T11" style:family="text">
      <style:text-properties officeooo:rsid="002bab57"/>
    </style:style>
    <style:style style:name="T12" style:family="text">
      <style:text-properties officeooo:rsid="002d8aaa"/>
    </style:style>
    <style:style style:name="T13" style:family="text">
      <style:text-properties officeooo:rsid="002f38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tab/><text:tab/><text:tab/><text:tab/><text:tab/><text:tab/><text:tab/><text:tab/><text:tab/><text:span text:style-name="T5">Jonalyn Grabillios Dolendo</text:span></text:p>
      <text:p text:style-name="P3"><text:tab/><text:tab/><text:tab/><text:tab/><text:tab/><text:tab/><text:tab/><text:tab/><text:tab/>23 Brookside Burbage</text:p>
      <text:p text:style-name="P3"><text:tab/><text:tab/><text:tab/><text:tab/><text:tab/><text:tab/><text:tab/><text:tab/><text:tab/>Hinckley</text:p>
      <text:p text:style-name="P3"><text:tab/><text:tab/><text:tab/><text:tab/><text:tab/><text:tab/><text:tab/><text:tab/><text:tab/>LEICS</text:p>
      <text:p text:style-name="P3"><text:tab/><text:tab/><text:tab/><text:tab/><text:tab/><text:tab/><text:tab/><text:tab/><text:tab/>LE102TG</text:p>
      <text:p text:style-name="P3"/>
      <text:p text:style-name="P3"><text:tab/><text:tab/><text:tab/><text:tab/><text:tab/><text:tab/><text:tab/><text:tab/><text:tab/>1<text:span text:style-name="T11">9</text:span><text:span text:style-name="T1">th</text:span> Feb 2024</text:p>
      <text:p text:style-name="P3"><text:tab/><text:tab/><text:tab/><text:tab/><text:tab/><text:tab/><text:tab/><text:tab/><text:tab/>Mobile: +447957613052</text:p>
      <text:p text:style-name="P3"/>
      <text:p text:style-name="P3"/>
      <text:p text:style-name="P3"/>
      <text:p text:style-name="P3"/>
      <text:p text:style-name="P3">Support and <text:span text:style-name="T4">clarification </text:span><text:span text:style-name="T5">UK Family</text:span><text:span text:style-name="T4"> Spouse Visa (Jonalyn </text:span><text:span text:style-name="T5">Grabillios</text:span><text:span text:style-name="T4"> Dolendo)</text:span></text:p>
      <text:p text:style-name="P3"/>
      <text:p text:style-name="P3"/>
      <text:p text:style-name="P3"/>
      <text:p text:style-name="P3"/>
      <text:p text:style-name="P3">The Case Officer UKVI (family spouse visa (FLR (M)</text:p>
      <text:p text:style-name="P3"/>
      <text:p text:style-name="P3"/>
      <text:p text:style-name="P3"/>
      <text:p text:style-name="P3"/>
      <text:p text:style-name="P3">Dear Sir/Madam,</text:p>
      <text:p text:style-name="P3"/>
      <text:p text:style-name="P3"/>
      <text:p text:style-name="P4">Since <text:span text:style-name="T5">my arrival</text:span> in the UK <text:span text:style-name="T5">on </text:span>19<text:span text:style-name="T1">th</text:span> Sept 2023 <text:span text:style-name="T5">I have married my partner Robert Baptie on 13</text:span><text:span text:style-name="T2">th</text:span><text:span text:style-name="T5"> February 2024. </text:span><text:span text:style-name="T11">We spend our time together or with his close family comprising mother, sister and niece. </text:span><text:span text:style-name="T12">We have a very loving relationship. </text:span><text:span text:style-name="T11">I am able to keep in touch with my family in the Philippines through mobile whatsapp communication. I am very happy with my situation in being with Robert. </text:span><text:span text:style-name="T12">N</text:span><text:span text:style-name="T11">ow as my full married partner </text:span><text:span text:style-name="T12">I</text:span><text:span text:style-name="T11"> assist him in his daily needs pertaining to </text:span><text:span text:style-name="T12">the </text:span><text:span text:style-name="T11">physical disabilities he has.</text:span></text:p>
      <text:p text:style-name="P4"/>
      <text:p text:style-name="P5">On the UKVI online immigration application I should like to give a comment about the small difference between the rent paid (<text:span text:style-name="T13">in excess</text:span> <text:span text:style-name="T13">of that</text:span> shown on the bank statements) and the amount calculated from the official HBBC document attached in document upload. This is an artefact of transferring from one benefit system to UC credit where the benefits were paid in advance and arrears respectively. This situation is being rectified over time.</text:p>
      <text:p text:style-name="P4"/>
      <text:p text:style-name="P11">I would like to list the items of documentation that I have uploaded to the UKVCAS servers:</text:p>
      <text:p text:style-name="P6"/>
      <text:p text:style-name="P7">On the UKVI online visa application form it should be noted that the calculation of Universal credit on a monthly basis includes <text:span text:style-name="T11">h</text:span>ousing benefit as this is how it is presented in Robert George Baptie’s online Universal credit account. The Housing benefit is also filled in separately in another section of the form referring only to <text:span text:style-name="T11">h</text:span>ousing benefit. <text:s/>This is stated in order to avoid any confusion that might exist.</text:p>
      <text:p text:style-name="P6"/>
      <text:p text:style-name="P12">Divorce paperwork:</text:p>
      <text:p text:style-name="P6"><text:span text:style-name="T6">1/. </text:span>My husbands former spouses decree absolute papers concerning Jane Lesley Farrin and Pattra Puangsuk.</text:p>
      <text:p text:style-name="P6"/>
      <text:p text:style-name="P12">Joint letters of correspondence at our home 23, Brookside Burbage, Hinckley, Leics. LE102TG. <text:span text:style-name="T7">The most recent are included.</text:span></text:p>
      <text:p text:style-name="P12"/>
      <text:p text:style-name="P6">1/ EON energy <text:span text:style-name="T7">statements</text:span> showing four months of joint names</text:p>
      <text:p text:style-name="P6">2/. Three months of broadband statements in joint names</text:p>
      <text:p text:style-name="P6">3/. Three months of joint current account bank statements.</text:p>
      <text:p text:style-name="P8">4/. Additional offical and barcoded correspondence cementing out living arrangements</text:p>
      <text:p text:style-name="P9"><text:span text:style-name="T13">5</text:span>/. Additional correspondence evidence is also included in appropriate sections of the UKVCAS online forms regarding correspondence to myself (Jonalyn Dolendo) and Robert Baptie individually.</text:p>
      <text:p text:style-name="P13"/>
      <text:p text:style-name="P13">Marriage:</text:p>
      <text:p text:style-name="P10">1/. Marriage Certificate dated 13<text:span text:style-name="T1">th</text:span> February <text:span text:style-name="T11">2024</text:span></text:p>
      <text:p text:style-name="P10"/>
      <text:p text:style-name="P12">Passports:</text:p>
      <text:p text:style-name="P18">1/. Passport details of Jonalyn Grabillios Dolendo</text:p>
      <text:p text:style-name="P18">2/. Passport Visa page of Jonalyn Grabillios Dolendo</text:p>
      <text:p text:style-name="P18">3/. Passport Details of Robert George Baptie</text:p>
      <text:p text:style-name="P14"><text:soft-page-break/></text:p>
      <text:p text:style-name="P14"><text:span text:style-name="T8">UK</text:span> <text:span text:style-name="T8">public </text:span>funds received by Robert George Baptie:</text:p>
      <text:p text:style-name="P24">There was a payment for £299 (cost of living payment), on the 6<text:span text:style-name="T1">th</text:span> February 2024 that cannot be evidenced because no joint current account statement is available as of this time.</text:p>
      <text:p text:style-name="P24"/>
      <text:p text:style-name="P19">1/. PIP paperwork showing mobility component of payments <text:span text:style-name="T11">from DWP.</text:span></text:p>
      <text:p text:style-name="P19">2/. Bank statements supporting and showing the payments made for PIP and other benefits <text:span text:style-name="T10">(Universal Credit, Cost of Living Payments , Disability Cost of Living Payments) </text:span></text:p>
      <text:p text:style-name="P19"/>
      <text:p text:style-name="P15">Council Tax Payment Information</text:p>
      <text:p text:style-name="P20">1/. summary of payments and breakdown of the formulation of the payments. <text:span text:style-name="T11">This includes the updated schedule that occurred in October (5</text:span><text:span text:style-name="T3">th</text:span><text:span text:style-name="T11">), due to my arrival and also the original calculation documentation.</text:span></text:p>
      <text:p text:style-name="P20"/>
      <text:p text:style-name="P15">Housing</text:p>
      <text:p text:style-name="P20">1/. Housing costs <text:span text:style-name="T11">at </text:span><text:span text:style-name="T9">current monthly rental costs </text:span><text:span text:style-name="T11">from Hinckley and Bosworth Borough Council (HBBC)</text:span><text:span text:style-name="T9">.</text:span></text:p>
      <text:p text:style-name="P20"/>
      <text:p text:style-name="P15">English Language</text:p>
      <text:p text:style-name="P20">1/. Certificate of <text:span text:style-name="T11">the </text:span>most recent English language test <text:span text:style-name="T11">(Jonalyn Grabillos Dolendo).</text:span></text:p>
      <text:p text:style-name="P20"/>
      <text:p text:style-name="P16">Declaration for spouses</text:p>
      <text:p text:style-name="P21">1/. Required signed document</text:p>
      <text:p text:style-name="P21"/>
      <text:p text:style-name="P16">Consent for Home Office 1, 2, 3</text:p>
      <text:p text:style-name="P21">1/. Required signed documents</text:p>
      <text:p text:style-name="P21"/>
      <text:p text:style-name="P17">Declarative supporting letters from myself and my husband.</text:p>
      <text:p text:style-name="P22">1/. <text:span text:style-name="T13">One copy of each included in the uploads</text:span></text:p>
      <text:p text:style-name="P20"/>
      <text:p text:style-name="P20"/>
      <text:p text:style-name="P20"/>
      <text:p text:style-name="P20"/>
      <text:p text:style-name="P20"/>
      <text:p text:style-name="P20"/>
      <text:p text:style-name="P23">Yours Sincerely, </text:p>
      <text:p text:style-name="P23"/>
      <text:p text:style-name="P23"/>
      <text:p text:style-name="P23"/>
      <text:p text:style-name="P23"/>
      <text:p text:style-name="P23"/>
      <text:p text:style-name="P23">Jonalyn Grabillios Dolendo</text:p>
      <text:p text:style-name="P2"/>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8T05:57:24.651427977</meta:creation-date>
    <dc:date>2024-02-27T08:43:06.208763215</dc:date>
    <meta:editing-duration>PT1H57M51S</meta:editing-duration>
    <meta:editing-cycles>14</meta:editing-cycles>
    <meta:generator>LibreOffice/7.5.9.2$Linux_X86_64 LibreOffice_project/50$Build-2</meta:generator>
    <meta:print-date>2024-02-27T08:41:34.651426745</meta:print-date>
    <meta:document-statistic meta:table-count="0" meta:image-count="0" meta:object-count="0" meta:page-count="2" meta:paragraph-count="46" meta:word-count="595" meta:character-count="3820" meta:non-whitespace-character-count="3205"/>
  </office:meta>
</office:document-meta>
</file>